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803cm" svg:height="1.803cm" svg:x="20.495cm" svg:y="6.7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4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5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5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5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64cm" svg:y1="10.284cm" svg:x2="15.593cm" svg:y2="4.786cm" svg:d="M16564 10284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9-08T00:44:44.481657001</dc:date>
    <dc:creator>elucterio </dc:creator>
    <meta:editing-duration>PT20M6S</meta:editing-duration>
    <meta:editing-cycles>16</meta:editing-cycles>
    <meta:generator>LibreOffice/4.2.8.2$Linux_X86_64 LibreOffice_project/420m0$Build-2</meta:generator>
    <meta:document-statistic meta:object-count="20"/>
  </office:meta>
</office:document-meta>
</file>